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7" table:row="56" table:table="0"/>
          <office:change-info>
            <dc:creator> </dc:creator>
            <dc:date>2023-06-01T10:32:58.660761232</dc:date>
          </office:change-info>
          <table:previous>
            <table:change-track-table-cell/>
          </table:previous>
        </table:cell-content-change>
        <table:cell-content-change table:id="ct2">
          <table:cell-address table:column="7" table:row="57" table:table="0"/>
          <office:change-info>
            <dc:creator> </dc:creator>
            <dc:date>2023-06-01T10:33:11.868846301</dc:date>
          </office:change-info>
          <table:previous>
            <table:change-track-table-cell/>
          </table:previous>
        </table:cell-content-change>
        <table:cell-content-change table:id="ct3">
          <table:cell-address table:column="7" table:row="58" table:table="0"/>
          <office:change-info>
            <dc:creator> </dc:creator>
            <dc:date>2023-06-01T10:33:11.868849455</dc:date>
          </office:change-info>
          <table:previous>
            <table:change-track-table-cell/>
          </table:previous>
        </table:cell-content-change>
        <table:cell-content-change table:id="ct4">
          <table:cell-address table:column="7" table:row="59" table:table="0"/>
          <office:change-info>
            <dc:creator> </dc:creator>
            <dc:date>2023-06-01T10:33:11.868850816</dc:date>
          </office:change-info>
          <table:previous>
            <table:change-track-table-cell/>
          </table:previous>
        </table:cell-content-change>
        <table:cell-content-change table:id="ct5">
          <table:cell-address table:column="6" table:row="56" table:table="0"/>
          <office:change-info>
            <dc:creator> </dc:creator>
            <dc:date>2023-06-01T10:33:18.924584607</dc:date>
          </office:change-info>
          <table:previous>
            <table:change-track-table-cell/>
          </table:previous>
        </table:cell-content-change>
        <table:cell-content-change table:id="ct6">
          <table:cell-address table:column="6" table:row="57" table:table="0"/>
          <office:change-info>
            <dc:creator> </dc:creator>
            <dc:date>2023-06-01T10:33:18.924587169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58" table:table="0"/>
          <office:change-info>
            <dc:creator> </dc:creator>
            <dc:date>2023-06-01T10:33:18.924587791</dc:date>
          </office:change-info>
          <table:previous>
            <table:change-track-table-cell/>
          </table:previous>
        </table:cell-content-change>
        <table:cell-content-change table:id="ct8">
          <table:cell-address table:column="6" table:row="59" table:table="0"/>
          <office:change-info>
            <dc:creator> </dc:creator>
            <dc:date>2023-06-01T10:33:18.924588364</dc:date>
          </office:change-info>
          <table:previous>
            <table:change-track-table-cell/>
          </table:previous>
        </table:cell-content-change>
        <table:cell-content-change table:id="ct9">
          <table:cell-address table:column="9" table:row="59" table:table="0"/>
          <office:change-info>
            <dc:creator> </dc:creator>
            <dc:date>2023-06-01T10:36:29.550928211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0035in" svg:y="0.3114in">
            <draw:object draw:notify-on-update-of-ranges="Sheet1.H4:Sheet1.H6 Sheet1.J4:Sheet1.J6 Sheet1.H4:Sheet1.H6 Sheet1.I4:Sheet1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10.2445in" svg:y="4.1004in">
            <draw:object draw:notify-on-update-of-ranges="Sheet1.H4:Sheet1.H6 Sheet1.J12:Sheet1.J14 Sheet1.H4:Sheet1.H6 Sheet1.I12:Sheet1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6.2988in" svg:height="3.5429in" svg:x="16.4346in" svg:y="2.8031in">
            <draw:object draw:notify-on-update-of-ranges="Sheet1.H4:Sheet1.H6 Sheet1.J16:Sheet1.J18 Sheet1.H4:Sheet1.H6 Sheet1.I16:Sheet1.I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6.2988in" svg:height="3.5429in" svg:x="3.1224in" svg:y="3.8591in">
            <draw:object draw:notify-on-update-of-ranges="Sheet1.H4:Sheet1.H6 Sheet1.J8:Sheet1.J10 Sheet1.H4:Sheet1.H6 Sheet1.I8:Sheet1.I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6.2988in" svg:height="3.5429in" svg:x="10.3594in" svg:y="8.5587in">
            <draw:object draw:notify-on-update-of-ranges="Sheet1.H47:Sheet1.H47 Sheet1.H48:Sheet1.H51 Sheet1.I47:Sheet1.I47 Sheet1.I48:Sheet1.I51 Sheet1.J47:Sheet1.J47 Sheet1.J48:Sheet1.J5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2" draw:text-style-name="P1" svg:width="6.2988in" svg:height="3.5429in" svg:x="10.4917in" svg:y="9.0496in">
            <draw:object draw:notify-on-update-of-ranges="Sheet1.G57:Sheet1.G60 Sheet1.H57:Sheet1.H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32489" calcext:value-type="float">
            <text:p>32489</text:p>
          </table:table-cell>
          <table:table-cell office:value-type="string" calcext:value-type="string">
            <text:p>+</text:p>
          </table:table-cell>
          <table:table-cell office:value-type="float" office:value="31977.5" calcext:value-type="float">
            <text:p>3197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0052.4" calcext:value-type="float">
            <text:p>30052.4</text:p>
          </table:table-cell>
          <table:table-cell office:value-type="string" calcext:value-type="string">
            <text:p>-</text:p>
          </table:table-cell>
          <table:table-cell office:value-type="float" office:value="31979.5" calcext:value-type="float">
            <text:p>31979.5</text:p>
          </table:table-cell>
          <table:table-cell table:number-columns-repeated="3"/>
          <table:table-cell office:value-type="string" calcext:value-type="string">
            <text:p>liczba danych</text:p>
          </table:table-cell>
          <table:table-cell office:value-type="string" calcext:value-type="string">
            <text:p>simd</text:p>
          </table:table-cell>
          <table:table-cell office:value-type="string" calcext:value-type="string">
            <text:p>sisd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30342.5" calcext:value-type="float">
            <text:p>30342.5</text:p>
          </table:table-cell>
          <table:table-cell office:value-type="string" calcext:value-type="string">
            <text:p>*</text:p>
          </table:table-cell>
          <table:table-cell office:value-type="float" office:value="32168.5" calcext:value-type="float">
            <text:p>32168.5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32489" calcext:value-type="float">
            <text:p>32489</text:p>
          </table:table-cell>
          <table:table-cell office:value-type="float" office:value="31977.5" calcext:value-type="float">
            <text:p>31977.5</text:p>
          </table:table-cell>
          <table:table-cell table:formula="of:=([.J4]-[.I4])/[.I4] * 100" office:value-type="float" office:value="-1.57437902059159" calcext:value-type="float">
            <text:p>-1.57437902059159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32075.5" calcext:value-type="float">
            <text:p>32075.5</text:p>
          </table:table-cell>
          <table:table-cell office:value-type="string" calcext:value-type="string">
            <text:p>/</text:p>
          </table:table-cell>
          <table:table-cell office:value-type="float" office:value="35001.2" calcext:value-type="float">
            <text:p>35001.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65327.7" calcext:value-type="float">
            <text:p>65327.7</text:p>
          </table:table-cell>
          <table:table-cell office:value-type="float" office:value="67093" calcext:value-type="float">
            <text:p>67093</text:p>
          </table:table-cell>
          <table:table-cell table:formula="of:=([.J5]-[.I5])/[.I5] * 100" office:value-type="float" office:value="2.70222279370007" calcext:value-type="float">
            <text:p>2.70222279370007</text:p>
          </table:table-cell>
        </table:table-row>
        <table:table-row table:style-name="ro1"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129501" calcext:value-type="float">
            <text:p>129501</text:p>
          </table:table-cell>
          <table:table-cell office:value-type="float" office:value="136508" calcext:value-type="float">
            <text:p>136508</text:p>
          </table:table-cell>
          <table:table-cell table:formula="of:=([.J6]-[.I6])/[.I6] * 100" office:value-type="float" office:value="5.41076902881059" calcext:value-type="float">
            <text:p>5.410769028810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65327.7" calcext:value-type="float">
            <text:p>65327.7</text:p>
          </table:table-cell>
          <table:table-cell office:value-type="string" calcext:value-type="string">
            <text:p>+</text:p>
          </table:table-cell>
          <table:table-cell office:value-type="float" office:value="67093" calcext:value-type="float">
            <text:p>67093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30052.4" calcext:value-type="float">
            <text:p>30052.4</text:p>
          </table:table-cell>
          <table:table-cell office:value-type="float" office:value="31979.5" calcext:value-type="float">
            <text:p>31979.5</text:p>
          </table:table-cell>
          <table:table-cell table:formula="of:=([.J8]-[.I8])/[.I8] * 100" office:value-type="float" office:value="6.41246622565918" calcext:value-type="float">
            <text:p>6.4124662256591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0539.7" calcext:value-type="float">
            <text:p>60539.7</text:p>
          </table:table-cell>
          <table:table-cell office:value-type="string" calcext:value-type="string">
            <text:p>-</text:p>
          </table:table-cell>
          <table:table-cell office:value-type="float" office:value="66961.2" calcext:value-type="float">
            <text:p>66961.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60539.7" calcext:value-type="float">
            <text:p>60539.7</text:p>
          </table:table-cell>
          <table:table-cell office:value-type="float" office:value="66961.2" calcext:value-type="float">
            <text:p>66961.2</text:p>
          </table:table-cell>
          <table:table-cell table:formula="of:=([.J9]-[.I9])/[.I9] * 100" office:value-type="float" office:value="10.607089232355" calcext:value-type="float">
            <text:p>10.607089232355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61050.3" calcext:value-type="float">
            <text:p>61050.3</text:p>
          </table:table-cell>
          <table:table-cell office:value-type="string" calcext:value-type="string">
            <text:p>*</text:p>
          </table:table-cell>
          <table:table-cell office:value-type="float" office:value="67193.1" calcext:value-type="float">
            <text:p>67193.1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23223" calcext:value-type="float">
            <text:p>123223</text:p>
          </table:table-cell>
          <table:table-cell office:value-type="float" office:value="135544" calcext:value-type="float">
            <text:p>135544</text:p>
          </table:table-cell>
          <table:table-cell table:formula="of:=([.J10]-[.I10])/[.I10] * 100" office:value-type="float" office:value="9.99894500215057" calcext:value-type="float">
            <text:p>9.99894500215057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64275.8" calcext:value-type="float">
            <text:p>64275.8</text:p>
          </table:table-cell>
          <table:table-cell office:value-type="string" calcext:value-type="string">
            <text:p>/</text:p>
          </table:table-cell>
          <table:table-cell office:value-type="float" office:value="73127.5" calcext:value-type="float">
            <text:p>73127.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048" calcext:value-type="float">
            <text:p>2048</text:p>
          </table:table-cell>
          <table:table-cell office:value-type="float" office:value="30342.5" calcext:value-type="float">
            <text:p>30342.5</text:p>
          </table:table-cell>
          <table:table-cell office:value-type="float" office:value="32168.5" calcext:value-type="float">
            <text:p>32168.5</text:p>
          </table:table-cell>
          <table:table-cell table:formula="of:=([.J12]-[.I12])/[.I12] * 100" office:value-type="float" office:value="6.01796160500948" calcext:value-type="float">
            <text:p>6.01796160500948</text:p>
          </table:table-cell>
        </table:table-row>
        <table:table-row table:style-name="ro1">
          <table:table-cell table:number-columns-repeated="7"/>
          <table:table-cell office:value-type="float" office:value="4096" calcext:value-type="float">
            <text:p>4096</text:p>
          </table:table-cell>
          <table:table-cell office:value-type="float" office:value="61050.3" calcext:value-type="float">
            <text:p>61050.3</text:p>
          </table:table-cell>
          <table:table-cell office:value-type="float" office:value="67193.1" calcext:value-type="float">
            <text:p>67193.1</text:p>
          </table:table-cell>
          <table:table-cell table:formula="of:=([.J13]-[.I13])/[.I13] * 100" office:value-type="float" office:value="10.0618670178525" calcext:value-type="float">
            <text:p>10.0618670178525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129501" calcext:value-type="float">
            <text:p>129501</text:p>
          </table:table-cell>
          <table:table-cell office:value-type="string" calcext:value-type="string">
            <text:p>+</text:p>
          </table:table-cell>
          <table:table-cell office:value-type="float" office:value="136508" calcext:value-type="float">
            <text:p>13650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23882" calcext:value-type="float">
            <text:p>123882</text:p>
          </table:table-cell>
          <table:table-cell office:value-type="float" office:value="135787" calcext:value-type="float">
            <text:p>135787</text:p>
          </table:table-cell>
          <table:table-cell table:formula="of:=([.J14]-[.I14])/[.I14] * 100" office:value-type="float" office:value="9.60995140536962" calcext:value-type="float">
            <text:p>9.6099514053696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23223" calcext:value-type="float">
            <text:p>123223</text:p>
          </table:table-cell>
          <table:table-cell office:value-type="string" calcext:value-type="string">
            <text:p>-</text:p>
          </table:table-cell>
          <table:table-cell office:value-type="float" office:value="135544" calcext:value-type="float">
            <text:p>1355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23882" calcext:value-type="float">
            <text:p>123882</text:p>
          </table:table-cell>
          <table:table-cell office:value-type="string" calcext:value-type="string">
            <text:p>*</text:p>
          </table:table-cell>
          <table:table-cell office:value-type="float" office:value="135787" calcext:value-type="float">
            <text:p>135787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32075.5" calcext:value-type="float">
            <text:p>32075.5</text:p>
          </table:table-cell>
          <table:table-cell office:value-type="float" office:value="35001.2" calcext:value-type="float">
            <text:p>35001.2</text:p>
          </table:table-cell>
          <table:table-cell table:formula="of:=([.J16]-[.I16])/[.I16] * 100" office:value-type="float" office:value="9.12129195180121" calcext:value-type="float">
            <text:p>9.12129195180121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31392" calcext:value-type="float">
            <text:p>131392</text:p>
          </table:table-cell>
          <table:table-cell office:value-type="string" calcext:value-type="string">
            <text:p>/</text:p>
          </table:table-cell>
          <table:table-cell office:value-type="float" office:value="147854" calcext:value-type="float">
            <text:p>14785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64275.8" calcext:value-type="float">
            <text:p>64275.8</text:p>
          </table:table-cell>
          <table:table-cell office:value-type="float" office:value="73127.5" calcext:value-type="float">
            <text:p>73127.5</text:p>
          </table:table-cell>
          <table:table-cell table:formula="of:=([.J17]-[.I17])/[.I17] * 100" office:value-type="float" office:value="13.7714349724157" calcext:value-type="float">
            <text:p>13.7714349724157</text:p>
          </table:table-cell>
        </table:table-row>
        <table:table-row table:style-name="ro1">
          <table:table-cell table:number-columns-repeated="7"/>
          <table:table-cell office:value-type="float" office:value="8192" calcext:value-type="float">
            <text:p>8192</text:p>
          </table:table-cell>
          <table:table-cell office:value-type="float" office:value="131392" calcext:value-type="float">
            <text:p>131392</text:p>
          </table:table-cell>
          <table:table-cell office:value-type="float" office:value="147854" calcext:value-type="float">
            <text:p>147854</text:p>
          </table:table-cell>
          <table:table-cell table:formula="of:=([.J18]-[.I18])/[.I18] * 100" office:value-type="float" office:value="12.5289210910862" calcext:value-type="float">
            <text:p>12.5289210910862</text:p>
          </table:table-cell>
        </table:table-row>
        <table:table-row table:style-name="ro1" table:number-rows-repeated="28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simd</text:p>
          </table:table-cell>
          <table:table-cell office:value-type="string" calcext:value-type="string">
            <text:p>sis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odawanie</text:p>
          </table:table-cell>
          <table:table-cell office:value-type="float" office:value="129501" calcext:value-type="float">
            <text:p>129501</text:p>
          </table:table-cell>
          <table:table-cell office:value-type="float" office:value="136508" calcext:value-type="float">
            <text:p>13650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odejmowanie</text:p>
          </table:table-cell>
          <table:table-cell office:value-type="float" office:value="123223" calcext:value-type="float">
            <text:p>123223</text:p>
          </table:table-cell>
          <table:table-cell office:value-type="float" office:value="135544" calcext:value-type="float">
            <text:p>13554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nożenie</text:p>
          </table:table-cell>
          <table:table-cell office:value-type="float" office:value="123882" calcext:value-type="float">
            <text:p>123882</text:p>
          </table:table-cell>
          <table:table-cell office:value-type="float" office:value="135787" calcext:value-type="float">
            <text:p>135787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dzielenie</text:p>
          </table:table-cell>
          <table:table-cell office:value-type="float" office:value="131392" calcext:value-type="float">
            <text:p>131392</text:p>
          </table:table-cell>
          <table:table-cell office:value-type="float" office:value="147854" calcext:value-type="float">
            <text:p>147854</text:p>
          </table:table-cell>
          <table:table-cell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dodawanie</text:p>
          </table:table-cell>
          <table:table-cell office:value-type="float" office:value="5.41076902881059" calcext:value-type="float">
            <text:p>5.4107690288105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odejmowanie</text:p>
          </table:table-cell>
          <table:table-cell office:value-type="float" office:value="9.99894500215057" calcext:value-type="float">
            <text:p>9.9989450021505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nożenie</text:p>
          </table:table-cell>
          <table:table-cell office:value-type="float" office:value="9.60995140536962" calcext:value-type="float">
            <text:p>9.6099514053696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dzielenie</text:p>
          </table:table-cell>
          <table:table-cell office:value-type="float" office:value="12.5289210910862" calcext:value-type="float">
            <text:p>12.5289210910862</text:p>
          </table:table-cell>
          <table:table-cell/>
          <table:table-cell table:formula="of:=AVERAGE([.H57:.H60])" office:value-type="float" office:value="9.38714663185425" calcext:value-type="float">
            <text:p>9.387146631854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 style:data-style-name="N2" text:time-value="12:19:39.735249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1T03:50:31.700379765</meta:creation-date>
    <dc:date>2023-06-01T13:06:38.898976056</dc:date>
    <meta:editing-duration>PT1H11M14S</meta:editing-duration>
    <meta:editing-cycles>3</meta:editing-cycles>
    <meta:generator>LibreOffice/6.4.7.2$Linux_X86_64 LibreOffice_project/40$Build-2</meta:generator>
    <meta:document-statistic meta:table-count="1" meta:cell-count="122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28cm" svg:y="0.316cm" chart:style-name="ch2">
          <text:p>Dodawanie SIMD/SISD</text:p>
        </chart:title>
        <chart:legend chart:legend-position="end" svg:x="13.915cm" svg:y="3.952cm" style:legend-expansion="high" chart:style-name="ch3"/>
        <chart:plot-area chart:style-name="ch4" table:cell-range-address="Sheet1.H4:Sheet1.J6" chart:data-source-has-labels="row" svg:x="1.331cm" svg:y="1.275cm" svg:width="12.264cm" svg:height="6.564cm">
          <chartooo:coordinate-region svg:x="2.508cm" svg:y="1.474cm" svg:width="10.53cm" svg:height="5.718cm"/>
          <chart:axis chart:dimension="x" chart:name="primary-x" chart:style-name="ch5">
            <chart:title svg:x="6.414cm" svg:y="8.019cm" chart:style-name="ch6">
              <text:p>liczba danych</text:p>
            </chart:title>
          </chart:axis>
          <chart:axis chart:dimension="y" chart:name="primary-y" chart:style-name="ch5">
            <chart:title svg:x="0.451cm" svg:y="5.236cm" chart:style-name="ch7">
              <text:p>czas [ns]</text:p>
            </chart:title>
            <chart:grid chart:style-name="ch8" chart:class="major"/>
          </chart:axis>
          <chart:series chart:style-name="ch9" chart:values-cell-range-address="Sheet1.J4:Sheet1.J6" loext:label-string="sisd" chart:class="chart:scatter">
            <chart:domain table:cell-range-address="Sheet1.H4:Sheet1.H6"/>
            <chart:data-point chart:repeated="3"/>
          </chart:series>
          <chart:series chart:style-name="ch10" chart:values-cell-range-address="Sheet1.I4:Sheet1.I6" loext:label-string="simd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isd</text:p>
              </table:table-cell>
              <table:table-cell office:value-type="string">
                <text:p>sim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Sheet1.H4:Sheet1.H6</svg:desc>
                </draw:g>
              </table:table-cell>
              <table:table-cell office:value-type="float" office:value="31977.5">
                <text:p>31977.5</text:p>
                <draw:g>
                  <svg:desc>Sheet1.J4:Sheet1.J6</svg:desc>
                </draw:g>
              </table:table-cell>
              <table:table-cell office:value-type="float" office:value="32489">
                <text:p>32489</text:p>
                <draw:g>
                  <svg:desc>Sheet1.I4:Sheet1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67093">
                <text:p>67093</text:p>
              </table:table-cell>
              <table:table-cell office:value-type="float" office:value="65327.7">
                <text:p>6532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136508">
                <text:p>136508</text:p>
              </table:table-cell>
              <table:table-cell office:value-type="float" office:value="129501">
                <text:p>129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Mnożenie SIMD/SISD</text:p>
        </chart:title>
        <chart:legend chart:legend-position="end" svg:x="13.915cm" svg:y="3.952cm" style:legend-expansion="high" chart:style-name="ch3"/>
        <chart:plot-area chart:style-name="ch4" table:cell-range-address="Sheet1.H4:Sheet1.H6 Sheet1.I12:Sheet1.J14" chart:data-source-has-labels="row" svg:x="1.331cm" svg:y="1.275cm" svg:width="12.264cm" svg:height="6.564cm">
          <chartooo:coordinate-region svg:x="2.508cm" svg:y="1.474cm" svg:width="10.53cm" svg:height="5.718cm"/>
          <chart:axis chart:dimension="x" chart:name="primary-x" chart:style-name="ch5">
            <chart:title svg:x="6.414cm" svg:y="8.019cm" chart:style-name="ch6">
              <text:p>liczba danych</text:p>
            </chart:title>
          </chart:axis>
          <chart:axis chart:dimension="y" chart:name="primary-y" chart:style-name="ch5">
            <chart:title svg:x="0.451cm" svg:y="5.236cm" chart:style-name="ch7">
              <text:p>czas [ns]</text:p>
            </chart:title>
            <chart:grid chart:style-name="ch8" chart:class="major"/>
          </chart:axis>
          <chart:series chart:style-name="ch9" chart:values-cell-range-address="Sheet1.J12:Sheet1.J14" loext:label-string="sisd" chart:class="chart:scatter">
            <chart:domain table:cell-range-address="Sheet1.H4:Sheet1.H6"/>
            <chart:data-point chart:repeated="3"/>
          </chart:series>
          <chart:series chart:style-name="ch10" chart:values-cell-range-address="Sheet1.I12:Sheet1.I14" loext:label-string="simd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isd</text:p>
              </table:table-cell>
              <table:table-cell office:value-type="string">
                <text:p>sim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Sheet1.H4:Sheet1.H6</svg:desc>
                </draw:g>
              </table:table-cell>
              <table:table-cell office:value-type="float" office:value="32168.5">
                <text:p>32168.5</text:p>
                <draw:g>
                  <svg:desc>Sheet1.J12:Sheet1.J14</svg:desc>
                </draw:g>
              </table:table-cell>
              <table:table-cell office:value-type="float" office:value="30342.5">
                <text:p>30342.5</text:p>
                <draw:g>
                  <svg:desc>Sheet1.I12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67193.1">
                <text:p>67193.1</text:p>
              </table:table-cell>
              <table:table-cell office:value-type="float" office:value="61050.3">
                <text:p>6105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135787">
                <text:p>135787</text:p>
              </table:table-cell>
              <table:table-cell office:value-type="float" office:value="123882">
                <text:p>1238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cm" svg:y="0.316cm" chart:style-name="ch2">
          <text:p>Dzielenie SIMD/SISD</text:p>
        </chart:title>
        <chart:legend chart:legend-position="end" svg:x="13.915cm" svg:y="3.952cm" style:legend-expansion="high" chart:style-name="ch3"/>
        <chart:plot-area chart:style-name="ch4" table:cell-range-address="Sheet1.H4:Sheet1.H6 Sheet1.I16:Sheet1.J18" chart:data-source-has-labels="row" svg:x="1.331cm" svg:y="1.275cm" svg:width="12.264cm" svg:height="6.564cm">
          <chartooo:coordinate-region svg:x="2.508cm" svg:y="1.474cm" svg:width="10.53cm" svg:height="5.718cm"/>
          <chart:axis chart:dimension="x" chart:name="primary-x" chart:style-name="ch5">
            <chart:title svg:x="6.414cm" svg:y="8.019cm" chart:style-name="ch6">
              <text:p>liczba danych</text:p>
            </chart:title>
          </chart:axis>
          <chart:axis chart:dimension="y" chart:name="primary-y" chart:style-name="ch5">
            <chart:title svg:x="0.451cm" svg:y="5.236cm" chart:style-name="ch7">
              <text:p>czas [ns]</text:p>
            </chart:title>
            <chart:grid chart:style-name="ch8" chart:class="major"/>
          </chart:axis>
          <chart:series chart:style-name="ch9" chart:values-cell-range-address="Sheet1.J16:Sheet1.J18" loext:label-string="sisd" chart:class="chart:scatter">
            <chart:domain table:cell-range-address="Sheet1.H4:Sheet1.H6"/>
            <chart:data-point chart:repeated="3"/>
          </chart:series>
          <chart:series chart:style-name="ch10" chart:values-cell-range-address="Sheet1.I16:Sheet1.I18" loext:label-string="simd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isd</text:p>
              </table:table-cell>
              <table:table-cell office:value-type="string">
                <text:p>sim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Sheet1.H4:Sheet1.H6</svg:desc>
                </draw:g>
              </table:table-cell>
              <table:table-cell office:value-type="float" office:value="35001.2">
                <text:p>35001.2</text:p>
                <draw:g>
                  <svg:desc>Sheet1.J16:Sheet1.J18</svg:desc>
                </draw:g>
              </table:table-cell>
              <table:table-cell office:value-type="float" office:value="32075.5">
                <text:p>32075.5</text:p>
                <draw:g>
                  <svg:desc>Sheet1.I16:Sheet1.I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73127.5">
                <text:p>73127.5</text:p>
              </table:table-cell>
              <table:table-cell office:value-type="float" office:value="64275.8">
                <text:p>6427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147854">
                <text:p>147854</text:p>
              </table:table-cell>
              <table:table-cell office:value-type="float" office:value="131392">
                <text:p>1313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Odejmowanie SIMD/SISD</text:p>
        </chart:title>
        <chart:legend chart:legend-position="end" svg:x="13.915cm" svg:y="3.952cm" style:legend-expansion="high" chart:style-name="ch3"/>
        <chart:plot-area chart:style-name="ch4" table:cell-range-address="Sheet1.H4:Sheet1.H6 Sheet1.I8:Sheet1.J10" chart:data-source-has-labels="row" svg:x="1.331cm" svg:y="1.275cm" svg:width="12.264cm" svg:height="6.564cm">
          <chartooo:coordinate-region svg:x="2.508cm" svg:y="1.474cm" svg:width="10.53cm" svg:height="5.718cm"/>
          <chart:axis chart:dimension="x" chart:name="primary-x" chart:style-name="ch5">
            <chart:title svg:x="6.414cm" svg:y="8.019cm" chart:style-name="ch6">
              <text:p>liczba danych</text:p>
            </chart:title>
          </chart:axis>
          <chart:axis chart:dimension="y" chart:name="primary-y" chart:style-name="ch5">
            <chart:title svg:x="0.451cm" svg:y="5.236cm" chart:style-name="ch7">
              <text:p>czas [ns]</text:p>
            </chart:title>
            <chart:grid chart:style-name="ch8" chart:class="major"/>
          </chart:axis>
          <chart:series chart:style-name="ch9" chart:values-cell-range-address="Sheet1.J8:Sheet1.J10" loext:label-string="sisd" chart:class="chart:scatter">
            <chart:domain table:cell-range-address="Sheet1.H4:Sheet1.H6"/>
            <chart:data-point chart:repeated="3"/>
          </chart:series>
          <chart:series chart:style-name="ch10" chart:values-cell-range-address="Sheet1.I8:Sheet1.I10" loext:label-string="simd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isd</text:p>
              </table:table-cell>
              <table:table-cell office:value-type="string">
                <text:p>sim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Sheet1.H4:Sheet1.H6</svg:desc>
                </draw:g>
              </table:table-cell>
              <table:table-cell office:value-type="float" office:value="31979.5">
                <text:p>31979.5</text:p>
                <draw:g>
                  <svg:desc>Sheet1.J8:Sheet1.J10</svg:desc>
                </draw:g>
              </table:table-cell>
              <table:table-cell office:value-type="float" office:value="30052.4">
                <text:p>30052.4</text:p>
                <draw:g>
                  <svg:desc>Sheet1.I8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66961.2">
                <text:p>66961.2</text:p>
              </table:table-cell>
              <table:table-cell office:value-type="float" office:value="60539.7">
                <text:p>6053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92">
                <text:p>8192</text:p>
              </table:table-cell>
              <table:table-cell office:value-type="float" office:value="135544">
                <text:p>135544</text:p>
              </table:table-cell>
              <table:table-cell office:value-type="float" office:value="123223">
                <text:p>1232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952cm" style:legend-expansion="high" chart:style-name="ch2"/>
        <chart:plot-area chart:style-name="ch3" table:cell-range-address="Sheet1.H47:Sheet1.J51" chart:data-source-has-labels="both" svg:x="1.331cm" svg:y="0.18cm" svg:width="12.853cm" svg:height="7.659cm">
          <chartooo:coordinate-region svg:x="2.693cm" svg:y="0.379cm" svg:width="11.491cm" svg:height="6.813cm"/>
          <chart:axis chart:dimension="x" chart:name="primary-x" chart:style-name="ch4" chartooo:axis-type="auto">
            <chartooo:date-scale/>
            <chart:title svg:x="6.073cm" svg:y="8.019cm" chart:style-name="ch5">
              <text:p>operacja arytmetyczna</text:p>
            </chart:title>
            <chart:categories table:cell-range-address="Sheet1.H48:Sheet1.H51"/>
          </chart:axis>
          <chart:axis chart:dimension="y" chart:name="primary-y" chart:style-name="ch6">
            <chart:title svg:x="0.451cm" svg:y="4.688cm" chart:style-name="ch7">
              <text:p>czas [ns]</text:p>
            </chart:title>
            <chart:grid chart:style-name="ch8" chart:class="major"/>
          </chart:axis>
          <chart:series chart:style-name="ch9" chart:values-cell-range-address="Sheet1.I48:Sheet1.I51" chart:label-cell-address="Sheet1.I47:Sheet1.I47" chart:class="chart:bar">
            <chart:data-point chart:repeated="4"/>
          </chart:series>
          <chart:series chart:style-name="ch10" chart:values-cell-range-address="Sheet1.J48:Sheet1.J51" chart:label-cell-address="Sheet1.J47:Sheet1.J4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d</text:p>
                <draw:g>
                  <svg:desc>Sheet1.I47:Sheet1.I47</svg:desc>
                </draw:g>
              </table:table-cell>
              <table:table-cell office:value-type="string">
                <text:p>sisd</text:p>
                <draw:g>
                  <svg:desc>Sheet1.J47:Sheet1.J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dawanie</text:p>
                <draw:g>
                  <svg:desc>Sheet1.H48:Sheet1.H51</svg:desc>
                </draw:g>
              </table:table-cell>
              <table:table-cell office:value-type="float" office:value="129501">
                <text:p>129501</text:p>
                <draw:g>
                  <svg:desc>Sheet1.I48:Sheet1.I51</svg:desc>
                </draw:g>
              </table:table-cell>
              <table:table-cell office:value-type="float" office:value="136508">
                <text:p>136508</text:p>
                <draw:g>
                  <svg:desc>Sheet1.J48:Sheet1.J51</svg:desc>
                </draw:g>
              </table:table-cell>
            </table:table-row>
            <table:table-row>
              <table:table-cell office:value-type="string">
                <text:p>odejmowanie</text:p>
              </table:table-cell>
              <table:table-cell office:value-type="float" office:value="123223">
                <text:p>123223</text:p>
              </table:table-cell>
              <table:table-cell office:value-type="float" office:value="135544">
                <text:p>135544</text:p>
              </table:table-cell>
            </table:table-row>
            <table:table-row>
              <table:table-cell office:value-type="string">
                <text:p>mnożenie</text:p>
              </table:table-cell>
              <table:table-cell office:value-type="float" office:value="123882">
                <text:p>123882</text:p>
              </table:table-cell>
              <table:table-cell office:value-type="float" office:value="135787">
                <text:p>135787</text:p>
              </table:table-cell>
            </table:table-row>
            <table:table-row>
              <table:table-cell office:value-type="string">
                <text:p>dzielenie</text:p>
              </table:table-cell>
              <table:table-cell office:value-type="float" office:value="131392">
                <text:p>131392</text:p>
              </table:table-cell>
              <table:table-cell office:value-type="float" office:value="147854">
                <text:p>1478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8cm" svg:y="0.316cm" chart:style-name="ch2">
          <text:p>Zysk dla SIMD względem SISD</text:p>
        </chart:title>
        <chart:plot-area chart:style-name="ch3" table:cell-range-address="Sheet1.G57:Sheet1.H60" chart:data-source-has-labels="column" svg:x="1.331cm" svg:y="1.275cm" svg:width="14.349cm" svg:height="6.564cm">
          <chartooo:coordinate-region svg:x="1.952cm" svg:y="1.474cm" svg:width="13.728cm" svg:height="5.718cm"/>
          <chart:axis chart:dimension="x" chart:name="primary-x" chart:style-name="ch4" chartooo:axis-type="auto">
            <chartooo:date-scale/>
            <chart:title svg:x="6.821cm" svg:y="8.019cm" chart:style-name="ch5">
              <text:p>operacje arytmetyczne</text:p>
            </chart:title>
            <chart:categories table:cell-range-address="Sheet1.G57:Sheet1.G60"/>
          </chart:axis>
          <chart:axis chart:dimension="y" chart:name="primary-y" chart:style-name="ch6">
            <chart:title svg:x="0.451cm" svg:y="4.839cm" chart:style-name="ch7">
              <text:p>[%]</text:p>
            </chart:title>
            <chart:grid chart:style-name="ch8" chart:class="major"/>
          </chart:axis>
          <chart:series chart:style-name="ch9" chart:values-cell-range-address="Sheet1.H57:Sheet1.H60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dodawanie</text:p>
                <draw:g>
                  <svg:desc>Sheet1.G57:Sheet1.G60</svg:desc>
                </draw:g>
              </table:table-cell>
              <table:table-cell office:value-type="float" office:value="5.41076902881059">
                <text:p>5.41076902881059</text:p>
                <draw:g>
                  <svg:desc>Sheet1.H57:Sheet1.H60</svg:desc>
                </draw:g>
              </table:table-cell>
            </table:table-row>
            <table:table-row>
              <table:table-cell office:value-type="string">
                <text:p>odejmowanie</text:p>
              </table:table-cell>
              <table:table-cell office:value-type="float" office:value="9.99894500215057">
                <text:p>9.99894500215057</text:p>
              </table:table-cell>
            </table:table-row>
            <table:table-row>
              <table:table-cell office:value-type="string">
                <text:p>mnożenie</text:p>
              </table:table-cell>
              <table:table-cell office:value-type="float" office:value="9.60995140536962">
                <text:p>9.60995140536962</text:p>
              </table:table-cell>
            </table:table-row>
            <table:table-row>
              <table:table-cell office:value-type="string">
                <text:p>dzielenie</text:p>
              </table:table-cell>
              <table:table-cell office:value-type="float" office:value="12.5289210910862">
                <text:p>12.52892109108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